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fd085" officeooo:paragraph-rsid="001fd0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ip3 install virtualenv</text:p>
      <text:p text:style-name="P1"/>
      <text:p text:style-name="P1">sudo apt-get install libjpeg8-dev</text:p>
      <text:p text:style-name="P1">sudo apt-get install apche2-dev</text:p>
      <text:p text:style-name="P1">sudo apt-get install dos2unix</text:p>
      <text:p text:style-name="P1">sudo apt-get install redis-server</text:p>
      <text:p text:style-name="P1">sudo apt-get install minicom</text:p>
      <text:p text:style-name="P1"/>
      <text:p text:style-name="P1">asgi-redis==1.4.2</text:p>
      <text:p text:style-name="P1">asgiref==1.1.2</text:p>
      <text:p text:style-name="P1">attrs==17.2.0</text:p>
      <text:p text:style-name="P1">autobahn==17.6.2</text:p>
      <text:p text:style-name="P1">Automat==0.6.0</text:p>
      <text:p text:style-name="P1">channels==1.1.5</text:p>
      <text:p text:style-name="P1">constantly==15.1.0</text:p>
      <text:p text:style-name="P1">cycler==0.10.0</text:p>
      <text:p text:style-name="P1">daphne==1.3.0</text:p>
      <text:p text:style-name="P1">Django==1.11.2</text:p>
      <text:p text:style-name="P1">django-pandas==0.4.3</text:p>
      <text:p text:style-name="P1">django-registration-redux==1.6</text:p>
      <text:p text:style-name="P1">hyperlink==17.2.1</text:p>
      <text:p text:style-name="P1">incremental==17.5.0</text:p>
      <text:p text:style-name="P1">matplotlib==2.0.2</text:p>
      <text:p text:style-name="P1">mod-wsgi==4.5.15</text:p>
      <text:p text:style-name="P1">mod-wsgi-httpd==2.4.23.2</text:p>
      <text:p text:style-name="P1">msgpack-python==0.4.8</text:p>
      <text:p text:style-name="P1">numpy==1.13.0</text:p>
      <text:p text:style-name="P1">olefile==0.44</text:p>
      <text:p text:style-name="P1">pandas==0.20.2</text:p>
      <text:p text:style-name="P1">Pillow==4.1.1</text:p>
      <text:p text:style-name="P1">pyparsing==2.2.0</text:p>
      <text:p text:style-name="P1">python-dateutil==2.6.0</text:p>
      <text:p text:style-name="P1">pytz==2017.2</text:p>
      <text:p text:style-name="P1">redis==2.10.5</text:p>
      <text:p text:style-name="P1">RPi.GPIO==0.6.3</text:p>
      <text:p text:style-name="P1">six==1.10.0</text:p>
      <text:p text:style-name="P1">Twisted==17.5.0</text:p>
      <text:p text:style-name="P1">txaio==2.8.0</text:p>
      <text:p text:style-name="P1">zope.interface==4.4.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6:28:32.163886408</meta:creation-date>
    <dc:date>2017-08-27T16:32:32.528184046</dc:date>
    <meta:editing-duration>PT4M2S</meta:editing-duration>
    <meta:editing-cycles>1</meta:editing-cycles>
    <meta:generator>LibreOffice/5.2.7.2$Linux_ARM_EABI LibreOffice_project/528e71104c3fcc3637004cef595401b05295414c</meta:generator>
    <meta:document-statistic meta:table-count="0" meta:image-count="0" meta:object-count="0" meta:page-count="1" meta:paragraph-count="37" meta:word-count="54" meta:character-count="679" meta:non-whitespace-character-count="662"/>
  </office:meta>
</office:document-meta>
</file>